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10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BROADCASTING</text:p>
          </table:table-cell>
          <table:table-cell table:style-name="Default"/>
        </table:table-row>
        <table:table-row table:style-name="ro2">
          <table:table-cell table:style-name="ce2"/>
          <table:table-cell table:style-name="Default"/>
        </table:table-row>
        <table:table-row table:style-name="ro2">
          <table:table-cell table:style-name="ce3" office:value-type="string" calcext:value-type="string">
            <text:p>Cas d'utilisation :</text:p>
          </table:table-cell>
          <table:table-cell table:style-name="ce5" office:value-type="string" calcext:value-type="string">
            <text:p>Description :</text:p>
          </table:table-cell>
        </table:table-row>
        <table:table-row table:style-name="ro2">
          <table:table-cell table:style-name="ce3"/>
          <table:table-cell table:style-name="ce5"/>
        </table:table-row>
        <table:table-row table:style-name="ro3">
          <table:table-cell office:value-type="string" calcext:value-type="string">
            <text:p>Transmettre une vidéo en live</text:p>
          </table:table-cell>
          <table:table-cell office:value-type="string" calcext:value-type="string">
            <text:p>Un chargé de séance peut décider d'organiser une transmission vidéo en live, lors d'une séance « spéciale live »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onfigurer le live</text:p>
          </table:table-cell>
          <table:table-cell office:value-type="string" calcext:value-type="string">
            <text:p>Pour transmettre un live vidéo, le chargé de séance devra effectuer quelque tâche afin de transmettre se live correctement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onfigurer le chat</text:p>
          </table:table-cell>
          <table:table-cell office:value-type="string" calcext:value-type="string">
            <text:p>Il devra paramétrer <text:s/>le « cool down » du chat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Brancher la caméra</text:p>
          </table:table-cell>
          <table:table-cell office:value-type="string" calcext:value-type="string">
            <text:p>Il devra placer les caméras là où il le désire et les relier au système via le wifi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Remplir les informations importantes</text:p>
          </table:table-cell>
          <table:table-cell office:value-type="string" calcext:value-type="string">
            <text:p>Il devra rentrer les informations importantes dans la description du live : il indique son nom, ceux des participants présents, l'heure de début de live et l'heure de fin de live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Activer l'enregistrement pour la rediffusion</text:p>
          </table:table-cell>
          <table:table-cell office:value-type="string" calcext:value-type="string">
            <text:p>Il devra décider d'activer ou non l'enregistrement pour une rediffusion.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onsulter le chat</text:p>
          </table:table-cell>
          <table:table-cell office:value-type="string" calcext:value-type="string">
            <text:p>Le chargé de séance et les participants pourront lire le chat à tout moment pendant le liv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rrêter le live</text:p>
          </table:table-cell>
          <table:table-cell office:value-type="string" calcext:value-type="string">
            <text:p>A la fin de la séance, le chargé de séance coupe le live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Consulter une rediffusion</text:p>
          </table:table-cell>
          <table:table-cell office:value-type="string" calcext:value-type="string">
            <text:p>Le chargé de séance et les participants pourront regarder la rediffusion du live auquel ils ont participer à tout moment. Celle-ci est également disponible a tout les utilisateurs inscrits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onsulter un live</text:p>
          </table:table-cell>
          <table:table-cell office:value-type="string" calcext:value-type="string">
            <text:p>Tout utilisateur inscrit pourra regarder la diffusion du live.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ommenter dans le chat</text:p>
          </table:table-cell>
          <table:table-cell office:value-type="string" calcext:value-type="string">
            <text:p>Un utilisateur connecté a un live pourra commenter le live dans le chat, en respectant le cool down configur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48:06.716956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jez Arnaud</meta:initial-creator>
    <meta:creation-date>2015-10-09T15:34:30.211531213</meta:creation-date>
    <dc:date>2015-10-09T16:49:13.622052809</dc:date>
    <dc:creator>Cojez Arnaud</dc:creator>
    <meta:editing-duration>PT8M43S</meta:editing-duration>
    <meta:editing-cycles>2</meta:editing-cycles>
    <meta:generator>LibreOffice/4.3.3.2$Linux_X86_64 LibreOffice_project/430m0$Build-2</meta:generator>
    <meta:document-statistic meta:table-count="1" meta:cell-count="25" meta:object-count="0"/>
  </office:meta>
</office:document-meta>
</file>